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2437in"/>
    </style:style>
    <style:style style:name="co2" style:family="table-column">
      <style:table-column-properties fo:break-before="auto" style:column-width="1.8764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74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0161in"/>
    </style:style>
    <style:style style:name="co7" style:family="table-column">
      <style:table-column-properties fo:break-before="auto" style:column-width="1.4402in"/>
    </style:style>
    <style:style style:name="co8" style:family="table-column">
      <style:table-column-properties fo:break-before="auto" style:column-width="1.5902in"/>
    </style:style>
    <style:style style:name="co9" style:family="table-column">
      <style:table-column-properties fo:break-before="auto" style:column-width="1.7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d7d7"/>
    </style:style>
    <style:style style:name="ce5" style:family="table-cell" style:parent-style-name="Default">
      <style:text-properties fo:color="#2e3436" style:text-outline="false" style:text-line-through-style="none" style:text-line-through-type="none" style:font-name="Liberation Sans1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5.5pt" style:language-asian="zh" style:country-asian="CN" style:font-style-asian="normal" style:font-weight-asian="normal" style:font-name-complex="Liberation Sans1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ackground-color="#ffd7d7"/>
    </style:style>
    <style:style style:name="ce18" style:family="table-cell" style:parent-style-name="Default">
      <style:text-properties fo:color="#2e3436" style:text-outline="false" style:text-line-through-style="none" style:text-line-through-type="none" style:font-name="Liberation Sans1" fo:font-size="5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5.5pt" style:language-asian="zh" style:country-asian="CN" style:font-style-asian="normal" style:font-weight-asian="normal" style:font-name-complex="Liberation Sans1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T1" style:family="text">
      <style:text-properties fo:color="#2e3436" loext:opacity="100%" style:text-outline="false" style:text-line-through-style="none" style:text-line-through-type="none" style:text-position="0% 100%" style:font-name="Liberation Sans1" fo:font-size="5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size-asian="5.5pt" style:language-asian="zh" style:country-asian="CN" style:font-style-asian="normal" style:font-weight-asian="normal" style:font-name-complex="Liberation Sans1" style:font-size-complex="5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2e3436" style:font-name="Liberation Sans1" fo:font-size="5.5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5.5pt" style:font-size-complex="5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Pi: {'I': 0.2989385124807328, 'M': 0.4841755073066416, 'D': 0.21688598021262553}</text:p>
          </table:table-cell>
          <table:table-cell table:number-columns-repeated="7"/>
          <table:table-cell table:style-name="ce18" office:value-type="string" calcext:value-type="string">
            <text:p><text:span text:style-name="T2">0.2989385124807328</text:span>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4" office:value-type="string" calcext:value-type="string">
            <text:p>I</text:p>
          </table:table-cell>
          <table:table-cell office:value-type="float" office:value="0.423917710072938" calcext:value-type="float">
            <text:p>0.423917710072938</text:p>
          </table:table-cell>
          <table:table-cell table:style-name="ce14" office:value-type="string" calcext:value-type="string">
            <text:p>M</text:p>
          </table:table-cell>
          <table:table-cell office:value-type="float" office:value="0.379992177095144" calcext:value-type="float">
            <text:p>0.379992177095144</text:p>
          </table:table-cell>
          <table:table-cell table:style-name="ce14" office:value-type="string" calcext:value-type="string">
            <text:p>D</text:p>
          </table:table-cell>
          <table:table-cell office:value-type="float" office:value="0.196090112831918" calcext:value-type="float">
            <text:p>0.196090112831918</text:p>
          </table:table-cell>
          <table:table-cell/>
          <table:table-cell office:value-type="string" calcext:value-type="string">
            <text:p>D0T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I</text:p>
          </table:table-cell>
          <table:table-cell office:value-type="float" office:value="0.118390552976549" calcext:value-type="float">
            <text:p>0.118390552976549</text:p>
          </table:table-cell>
          <table:table-cell table:style-name="ce14" office:value-type="string" calcext:value-type="string">
            <text:p>M</text:p>
          </table:table-cell>
          <table:table-cell office:value-type="float" office:value="0.204666010818519" calcext:value-type="float">
            <text:p>0.204666010818519</text:p>
          </table:table-cell>
          <table:table-cell table:style-name="ce14" office:value-type="string" calcext:value-type="string">
            <text:p>D</text:p>
          </table:table-cell>
          <table:table-cell office:value-type="float" office:value="0.676943436204932" calcext:value-type="float">
            <text:p>0.676943436204932</text:p>
          </table:table-cell>
          <table:table-cell/>
          <table:table-cell office:value-type="string" calcext:value-type="string">
            <text:p>M0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A</text:p>
          </table:table-cell>
          <table:table-cell office:value-type="float" office:value="0.0300104218030302" calcext:value-type="float">
            <text:p>0.0300104218030302</text:p>
          </table:table-cell>
          <table:table-cell table:style-name="ce14" office:value-type="string" calcext:value-type="string">
            <text:p>B</text:p>
          </table:table-cell>
          <table:table-cell office:value-type="float" office:value="0.572806536761538" calcext:value-type="float">
            <text:p>0.572806536761538</text:p>
          </table:table-cell>
          <table:table-cell table:style-name="ce14" office:value-type="string" calcext:value-type="string">
            <text:p>C</text:p>
          </table:table-cell>
          <table:table-cell office:value-type="float" office:value="0.397183041435431" calcext:value-type="float">
            <text:p>0.397183041435431</text:p>
          </table:table-cell>
          <table:table-cell/>
          <table:table-cell office:value-type="string" calcext:value-type="string">
            <text:p>M0E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I</text:p>
          </table:table-cell>
          <table:table-cell office:value-type="float" office:value="0.315346436713129" calcext:value-type="float">
            <text:p>0.315346436713129</text:p>
          </table:table-cell>
          <table:table-cell table:style-name="ce14" office:value-type="string" calcext:value-type="string">
            <text:p>M</text:p>
          </table:table-cell>
          <table:table-cell office:value-type="float" office:value="0.0561053301634122" calcext:value-type="float">
            <text:p>0.0561053301634122</text:p>
          </table:table-cell>
          <table:table-cell table:style-name="ce14" office:value-type="string" calcext:value-type="string">
            <text:p>D</text:p>
          </table:table-cell>
          <table:table-cell office:value-type="float" office:value="0.628548233123459" calcext:value-type="float">
            <text:p>0.628548233123459</text:p>
          </table:table-cell>
          <table:table-cell/>
          <table:table-cell office:value-type="string" calcext:value-type="string">
            <text:p>I0T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A</text:p>
          </table:table-cell>
          <table:table-cell office:value-type="float" office:value="0.147767722204598" calcext:value-type="float">
            <text:p>0.147767722204598</text:p>
          </table:table-cell>
          <table:table-cell table:style-name="ce14" office:value-type="string" calcext:value-type="string">
            <text:p>B</text:p>
          </table:table-cell>
          <table:table-cell office:value-type="float" office:value="0.387052520067182" calcext:value-type="float">
            <text:p>0.387052520067182</text:p>
          </table:table-cell>
          <table:table-cell table:style-name="ce14" office:value-type="string" calcext:value-type="string">
            <text:p>C</text:p>
          </table:table-cell>
          <table:table-cell office:value-type="float" office:value="0.46517975772822" calcext:value-type="float">
            <text:p>0.46517975772822</text:p>
          </table:table-cell>
          <table:table-cell/>
          <table:table-cell office:value-type="string" calcext:value-type="string">
            <text:p>I0E</text:p>
          </table:table-cell>
          <table:table-cell table:number-columns-repeated="4"/>
        </table:table-row>
        <table:table-row table:style-name="ro1"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7"/>
        </table:table-row>
        <table:table-row table:style-name="ro1">
          <table:table-cell table:style-name="ce14" office:value-type="string" calcext:value-type="string">
            <text:p>I</text:p>
          </table:table-cell>
          <table:table-cell office:value-type="float" office:value="0.482023393327692" calcext:value-type="float">
            <text:p>0.482023393327692</text:p>
          </table:table-cell>
          <table:table-cell table:style-name="ce14" office:value-type="string" calcext:value-type="string">
            <text:p>M</text:p>
          </table:table-cell>
          <table:table-cell office:value-type="float" office:value="0.286230203369328" calcext:value-type="float">
            <text:p>0.286230203369328</text:p>
          </table:table-cell>
          <table:table-cell table:style-name="ce14" office:value-type="string" calcext:value-type="string">
            <text:p>D</text:p>
          </table:table-cell>
          <table:table-cell office:value-type="float" office:value="0.23174640330298" calcext:value-type="float">
            <text:p>0.23174640330298</text:p>
          </table:table-cell>
          <table:table-cell/>
          <table:table-cell office:value-type="string" calcext:value-type="string">
            <text:p>D1T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I</text:p>
          </table:table-cell>
          <table:table-cell office:value-type="float" office:value="0.492292770711188" calcext:value-type="float">
            <text:p>0.492292770711188</text:p>
          </table:table-cell>
          <table:table-cell table:style-name="ce14" office:value-type="string" calcext:value-type="string">
            <text:p>M</text:p>
          </table:table-cell>
          <table:table-cell office:value-type="float" office:value="0.176016248126809" calcext:value-type="float">
            <text:p>0.176016248126809</text:p>
          </table:table-cell>
          <table:table-cell table:style-name="ce14" office:value-type="string" calcext:value-type="string">
            <text:p>D</text:p>
          </table:table-cell>
          <table:table-cell office:value-type="float" office:value="0.331690981162003" calcext:value-type="float">
            <text:p>0.331690981162003</text:p>
          </table:table-cell>
          <table:table-cell/>
          <table:table-cell office:value-type="string" calcext:value-type="string">
            <text:p>M1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A</text:p>
          </table:table-cell>
          <table:table-cell office:value-type="float" office:value="0.270675660812093" calcext:value-type="float">
            <text:p>0.270675660812093</text:p>
          </table:table-cell>
          <table:table-cell table:style-name="ce14" office:value-type="string" calcext:value-type="string">
            <text:p>B</text:p>
          </table:table-cell>
          <table:table-cell office:value-type="float" office:value="0.533298714738108" calcext:value-type="float">
            <text:p>0.533298714738108</text:p>
          </table:table-cell>
          <table:table-cell table:style-name="ce14" office:value-type="string" calcext:value-type="string">
            <text:p>C</text:p>
          </table:table-cell>
          <table:table-cell office:value-type="float" office:value="0.1960256244498" calcext:value-type="float">
            <text:p>0.1960256244498</text:p>
          </table:table-cell>
          <table:table-cell/>
          <table:table-cell office:value-type="string" calcext:value-type="string">
            <text:p>M1E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I</text:p>
          </table:table-cell>
          <table:table-cell office:value-type="float" office:value="0.0701744837732606" calcext:value-type="float">
            <text:p>0.0701744837732606</text:p>
          </table:table-cell>
          <table:table-cell table:style-name="ce14" office:value-type="string" calcext:value-type="string">
            <text:p>M</text:p>
          </table:table-cell>
          <table:table-cell office:value-type="float" office:value="0.443395830850911" calcext:value-type="float">
            <text:p>0.443395830850911</text:p>
          </table:table-cell>
          <table:table-cell table:style-name="ce14" office:value-type="string" calcext:value-type="string">
            <text:p>D</text:p>
          </table:table-cell>
          <table:table-cell office:value-type="float" office:value="0.486429685375828" calcext:value-type="float">
            <text:p>0.486429685375828</text:p>
          </table:table-cell>
          <table:table-cell/>
          <table:table-cell office:value-type="string" calcext:value-type="string">
            <text:p>I1T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A</text:p>
          </table:table-cell>
          <table:table-cell office:value-type="float" office:value="0.0958912780677603" calcext:value-type="float">
            <text:p>0.0958912780677603</text:p>
          </table:table-cell>
          <table:table-cell table:style-name="ce14" office:value-type="string" calcext:value-type="string">
            <text:p>B</text:p>
          </table:table-cell>
          <table:table-cell office:value-type="float" office:value="0.535279825787763" calcext:value-type="float">
            <text:p>0.535279825787763</text:p>
          </table:table-cell>
          <table:table-cell table:style-name="ce14" office:value-type="string" calcext:value-type="string">
            <text:p>C</text:p>
          </table:table-cell>
          <table:table-cell office:value-type="float" office:value="0.368828896144476" calcext:value-type="float">
            <text:p>0.368828896144476</text:p>
          </table:table-cell>
          <table:table-cell/>
          <table:table-cell office:value-type="string" calcext:value-type="string">
            <text:p>I1E</text:p>
          </table:table-cell>
          <table:table-cell table:number-columns-repeated="4"/>
        </table:table-row>
        <table:table-row table:style-name="ro1"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7"/>
        </table:table-row>
        <table:table-row table:style-name="ro1">
          <table:table-cell table:style-name="ce14" office:value-type="string" calcext:value-type="string">
            <text:p>I</text:p>
          </table:table-cell>
          <table:table-cell office:value-type="float" office:value="0.298938512480733" calcext:value-type="float">
            <text:p>0.298938512480733</text:p>
          </table:table-cell>
          <table:table-cell table:style-name="ce14" office:value-type="string" calcext:value-type="string">
            <text:p>M</text:p>
          </table:table-cell>
          <table:table-cell office:value-type="float" office:value="0.484175507306642" calcext:value-type="float">
            <text:p>0.484175507306642</text:p>
          </table:table-cell>
          <table:table-cell table:style-name="ce14" office:value-type="string" calcext:value-type="string">
            <text:p>D</text:p>
          </table:table-cell>
          <table:table-cell office:value-type="float" office:value="0.216885980212626" calcext:value-type="float">
            <text:p>0.216885980212626</text:p>
          </table:table-cell>
          <table:table-cell/>
          <table:table-cell office:value-type="string" calcext:value-type="string">
            <text:p>Pi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 table:formula="of:=[.F16]*[.F4]" office:value-type="float" office:value="0.042529196331555" calcext:value-type="float">
            <text:p>0.042529196331555</text:p>
          </table:table-cell>
        </table:table-row>
        <table:table-row table:style-name="ro1">
          <table:table-cell table:number-columns-repeated="5"/>
          <table:table-cell table:formula="of:=(SUM([$Feuille2.G6:.G8];[$Feuille2.H3:.H5])/[.B24])" office:value-type="float" office:value="0.392720472788741" calcext:value-type="float">
            <text:p>0.39272047278874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[.I25]*[.F24]*[.B24]" office:value-type="float" office:value="0.042529196331555" calcext:value-type="float">
            <text:p>0.04252919633155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4" office:value-type="string" calcext:value-type="string">
            <text:p>A</text:p>
          </table:table-cell>
          <table:table-cell table:style-name="ce16" table:formula="of:=[.D24]+[.D26]+[.B26]" office:value-type="float" office:value="0.275589754482103" calcext:value-type="float">
            <text:p>0.275589754482103</text:p>
          </table:table-cell>
          <table:table-cell table:style-name="ce15" office:value-type="string" calcext:value-type="string">
            <text:p>d</text:p>
          </table:table-cell>
          <table:table-cell table:formula="of:=[.F16]" office:value-type="float" office:value="0.216885980212626" calcext:value-type="float">
            <text:p>0.216885980212626</text:p>
          </table:table-cell>
          <table:table-cell/>
          <table:table-cell table:style-name="ce16" table:formula="of:=[.I24]+[.I26]+[.G26]+[.D30]+[.D32]+[.B32]" office:value-type="float" office:value="0.392720472788741" calcext:value-type="float">
            <text:p>0.392720472788741</text:p>
          </table:table-cell>
          <table:table-cell/>
          <table:table-cell table:style-name="ce15" office:value-type="string" calcext:value-type="string">
            <text:p>d</text:p>
          </table:table-cell>
          <table:table-cell table:formula="of:=[.D25]*[.F4]" office:value-type="float" office:value="0.154320672811212" calcext:value-type="float">
            <text:p>0.15432067281121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7" table:formula="of:=[.D24]/[.B24]" office:value-type="float" office:value="0.786988546146082" calcext:value-type="float">
            <text:p>0.786988546146082</text:p>
          </table:table-cell>
          <table:table-cell table:number-columns-repeated="4"/>
          <table:table-cell table:style-name="ce17" table:formula="of:=[.I24]/[.$F$24]" office:value-type="float" office:value="0.392952961467398" calcext:value-type="float">
            <text:p>0.392952961467398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I</text:p>
          </table:table-cell>
          <table:table-cell table:formula="of:=[.B16]*[.B8]" office:value-type="float" office:value="0.0441734630685087" calcext:value-type="float">
            <text:p>0.0441734630685087</text:p>
          </table:table-cell>
          <table:table-cell table:style-name="ce15" office:value-type="string" calcext:value-type="string">
            <text:p>m</text:p>
          </table:table-cell>
          <table:table-cell table:formula="of:=[.D16]*[.B6]" office:value-type="float" office:value="0.0145303112009685" calcext:value-type="float">
            <text:p>0.0145303112009685</text:p>
          </table:table-cell>
          <table:table-cell/>
          <table:table-cell table:style-name="ce15" office:value-type="string" calcext:value-type="string">
            <text:p>I</text:p>
          </table:table-cell>
          <table:table-cell table:formula="of:=[.D25]*[.B4]*[.B14]" office:value-type="float" office:value="0.031991093069086" calcext:value-type="float">
            <text:p>0.031991093069086</text:p>
          </table:table-cell>
          <table:table-cell table:style-name="ce15" office:value-type="string" calcext:value-type="string">
            <text:p>m</text:p>
          </table:table-cell>
          <table:table-cell table:formula="of:=[.D25]*[.D4]*[.B12]" office:value-type="float" office:value="0.0809454185916722" calcext:value-type="float">
            <text:p>0.0809454185916722</text:p>
          </table:table-cell>
          <table:table-cell table:number-columns-repeated="3"/>
        </table:table-row>
        <table:table-row table:style-name="ro1">
          <table:table-cell/>
          <table:table-cell table:style-name="ce17" table:formula="of:=[.B26]/[.B24]" office:value-type="float" office:value="0.160287029361889" calcext:value-type="float">
            <text:p>0.160287029361889</text:p>
          </table:table-cell>
          <table:table-cell/>
          <table:table-cell table:style-name="ce17" table:formula="of:=[.D26]/[.B24]" office:value-type="float" office:value="0.052724424492029" calcext:value-type="float">
            <text:p>0.052724424492029</text:p>
          </table:table-cell>
          <table:table-cell table:number-columns-repeated="2"/>
          <table:table-cell table:style-name="ce17" table:formula="of:=[.G26]/[.$F$24]" office:value-type="float" office:value="0.0814602122520239" calcext:value-type="float">
            <text:p>0.0814602122520239</text:p>
          </table:table-cell>
          <table:table-cell/>
          <table:table-cell table:style-name="ce17" table:formula="of:=[.I26]/[.$F$24]" office:value-type="float" office:value="0.206114588365796" calcext:value-type="float">
            <text:p>0.206114588365796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4" office:value-type="string" calcext:value-type="string">
            <text:p>B</text:p>
          </table:table-cell>
          <table:table-cell/>
          <table:table-cell table:style-name="ce15" office:value-type="string" calcext:value-type="string">
            <text:p>d</text:p>
          </table:table-cell>
          <table:table-cell table:formula="of:=[.B27]*[.F7]" office:value-type="float" office:value="0.100748129098023" calcext:value-type="float">
            <text:p>0.10074812909802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7" table:formula="of:=[.D30]/[.$F$24]" office:value-type="float" office:value="0.256539029866721" calcext:value-type="float">
            <text:p>0.256539029866721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I</text:p>
          </table:table-cell>
          <table:table-cell table:formula="of:=[.B27]*[.B7]*[.D8]" office:value-type="float" office:value="0.0195639348343055" calcext:value-type="float">
            <text:p>0.0195639348343055</text:p>
          </table:table-cell>
          <table:table-cell table:style-name="ce15" office:value-type="string" calcext:value-type="string">
            <text:p>M</text:p>
          </table:table-cell>
          <table:table-cell table:formula="of:=[.B27]*[.D7]*[.D6]" office:value-type="float" office:value="0.00515122438444158" calcext:value-type="float">
            <text:p>0.00515122438444158</text:p>
          </table:table-cell>
          <table:table-cell table:number-columns-repeated="8"/>
        </table:table-row>
        <table:table-row table:style-name="ro1">
          <table:table-cell/>
          <table:table-cell table:style-name="ce17" table:formula="of:=[.B32]/[.$F$24]" office:value-type="float" office:value="0.0498164373641648" calcext:value-type="float">
            <text:p>0.0498164373641648</text:p>
          </table:table-cell>
          <table:table-cell/>
          <table:table-cell table:style-name="ce17" table:formula="of:=[.D32]/[.$F$24]" office:value-type="float" office:value="0.0131167706838971" calcext:value-type="float">
            <text:p>0.0131167706838971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formula="of:=[.B16]*[.B8]*[.D7]*[.D6]" office:value-type="float" office:value="0.00141962466339048" calcext:value-type="float">
            <text:p>0.0014196246633904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3]*[.F24]*[.B24]" office:value-type="float" office:value="0.00141962466339047" calcext:value-type="float">
            <text:p>0.00141962466339047</text:p>
          </table:table-cell>
          <table:table-cell table:number-columns-repeated="8"/>
        </table:table-row>
      </table:table>
      <table:table table:name="Feuille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298938512480733" calcext:value-type="float">
            <text:p>0.298938512480733</text:p>
          </table:table-cell>
          <table:table-cell office:value-type="float" office:value="0.484175507306642" calcext:value-type="float">
            <text:p>0.484175507306642</text:p>
          </table:table-cell>
          <table:table-cell office:value-type="float" office:value="0.216885980212626" calcext:value-type="float">
            <text:p>0.21688598021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style-name="ce11" table:formula="of:=[.D2]" office:value-type="float" office:value="0.216885980212626" calcext:value-type="float">
            <text:p>0.216885980212626</text:p>
          </table:table-cell>
          <table:table-cell table:style-name="ce11" table:formula="of:=[.G3]*[.D27]" office:value-type="float" office:value="0.0425291963315548" calcext:value-type="float">
            <text:p>0.0425291963315548</text:p>
          </table:table-cell>
          <table:table-cell table:style-name="ce11" table:formula="of:=[.H3]*[.D28]" office:value-type="float" office:value="0.00985598828520412" calcext:value-type="float">
            <text:p>0.00985598828520412</text:p>
          </table:table-cell>
          <table:table-cell table:style-name="ce11" table:formula="of:=[.I3]*[.D29]" office:value-type="float" office:value="0.00420095794885447" calcext:value-type="float">
            <text:p>0.00420095794885447</text:p>
          </table:table-cell>
          <table:table-cell table:style-name="ce11" table:formula="of:=[.J3]*[.D30]" office:value-type="float" office:value="0.000243287994085222" calcext:value-type="float">
            <text:p>0.000243287994085222</text:p>
          </table:table-cell>
          <table:table-cell table:style-name="ce11" table:formula="of:=[.K3]*[.D31]" office:value-type="float" office:value="0.0000504156375890046" calcext:value-type="float">
            <text:p>5.04156375890046E-05</text:p>
          </table:table-cell>
          <table:table-cell/>
        </table:table-row>
        <table:table-row table:style-name="ro1">
          <table:table-cell office:value-type="string" calcext:value-type="string">
            <text:p>I0</text:p>
          </table:table-cell>
          <table:table-cell office:value-type="float" office:value="0.147767722204598" calcext:value-type="float">
            <text:p>0.147767722204598</text:p>
          </table:table-cell>
          <table:table-cell office:value-type="float" office:value="0.387052520067182" calcext:value-type="float">
            <text:p>0.387052520067182</text:p>
          </table:table-cell>
          <table:table-cell office:value-type="float" office:value="0.46517975772822" calcext:value-type="float">
            <text:p>0.46517975772822</text:p>
          </table:table-cell>
          <table:table-cell table:number-columns-repeated="2"/>
          <table:table-cell table:style-name="ce12" table:formula="of:=[.B2]*[.B4]" office:value-type="float" office:value="0.0441734630685087" calcext:value-type="float">
            <text:p>0.0441734630685087</text:p>
          </table:table-cell>
          <table:table-cell table:style-name="ce12" table:formula="of:=[.G3]*[.B27]*[.B5]" office:value-type="float" office:value="0.00881641748452352" calcext:value-type="float">
            <text:p>0.00881641748452352</text:p>
          </table:table-cell>
          <table:table-cell table:style-name="ce12" table:formula="of:=[.H3]*[.B28]*[.B6]" office:value-type="float" office:value="0.0111318316176116" calcext:value-type="float">
            <text:p>0.0111318316176116</text:p>
          </table:table-cell>
          <table:table-cell table:style-name="ce12" table:formula="of:=[.I4]*[.B29]*[.B7]" office:value-type="float" office:value="0.000514033658118439" calcext:value-type="float">
            <text:p>0.000514033658118439</text:p>
          </table:table-cell>
          <table:table-cell table:style-name="ce12" table:formula="of:=[.J3]*[.B30]*[.B8]" office:value-type="float" office:value="0.000889069320054472" calcext:value-type="float">
            <text:p>0.000889069320054472</text:p>
          </table:table-cell>
          <table:table-cell table:style-name="ce12" table:formula="of:=[.K3]*[.B31]*[.B9]" office:value-type="float" office:value="0.0000294102977132771" calcext:value-type="float">
            <text:p>2.94102977132771E-05</text:p>
          </table:table-cell>
          <table:table-cell table:style-name="ce16" table:formula="of:=[.L3]*[.B10]" office:value-type="float" office:value="0.0000020469267617443" calcext:value-type="float">
            <text:p>2.0469267617443E-06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0.0958912780677603" calcext:value-type="float">
            <text:p>0.0958912780677603</text:p>
          </table:table-cell>
          <table:table-cell office:value-type="float" office:value="0.535279825787763" calcext:value-type="float">
            <text:p>0.535279825787763</text:p>
          </table:table-cell>
          <table:table-cell office:value-type="float" office:value="0.368828896144476" calcext:value-type="float">
            <text:p>0.368828896144476</text:p>
          </table:table-cell>
          <table:table-cell table:number-columns-repeated="2"/>
          <table:table-cell table:style-name="ce13" table:formula="of:=[.C2]*[.B12]" office:value-type="float" office:value="0.0145303112009685" calcext:value-type="float">
            <text:p>0.0145303112009685</text:p>
          </table:table-cell>
          <table:table-cell table:style-name="ce13" table:formula="of:=[.G3]*[.C27]*[.B13]" office:value-type="float" office:value="0.02230772803613" calcext:value-type="float">
            <text:p>0.02230772803613</text:p>
          </table:table-cell>
          <table:table-cell table:style-name="ce13" table:formula="of:=[.H3]*[.C28]*[.B14]" office:value-type="float" office:value="0.00228345292143789" calcext:value-type="float">
            <text:p>0.00228345292143789</text:p>
          </table:table-cell>
          <table:table-cell table:style-name="ce13" table:formula="of:=[.I4]*[.C29]*[.B15]" office:value-type="float" office:value="0.000202694971221799" calcext:value-type="float">
            <text:p>0.000202694971221799</text:p>
          </table:table-cell>
          <table:table-cell table:style-name="ce13" table:formula="of:=[.J3]*[.C30]*[.B16]" office:value-type="float" office:value="0.000813178905534373" calcext:value-type="float">
            <text:p>0.000813178905534373</text:p>
          </table:table-cell>
          <table:table-cell table:style-name="ce13" table:formula="of:=[.K3]*[.C31]*[.B17]" office:value-type="float" office:value="0.0000147452543615898" calcext:value-type="float">
            <text:p>1.47452543615898E-05</text:p>
          </table:table-cell>
          <table:table-cell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0.543014387667269" calcext:value-type="float">
            <text:p>0.543014387667269</text:p>
          </table:table-cell>
          <table:table-cell office:value-type="float" office:value="0.182328990637285" calcext:value-type="float">
            <text:p>0.182328990637285</text:p>
          </table:table-cell>
          <table:table-cell office:value-type="float" office:value="0.274656621695446" calcext:value-type="float">
            <text:p>0.274656621695446</text:p>
          </table:table-cell>
          <table:table-cell/>
          <table:table-cell office:value-type="string" calcext:value-type="string">
            <text:p>B</text:p>
          </table:table-cell>
          <table:table-cell table:style-name="ce11" table:formula="of:=[.G4]*[.D34]" office:value-type="float" office:value="0.0277651521626555" calcext:value-type="float">
            <text:p>0.0277651521626555</text:p>
          </table:table-cell>
          <table:table-cell table:style-name="ce11" table:formula="of:=[.G6]*[.D27]+[.G5]*[.D20]+[.H4]*[.D35]" office:value-type="float" office:value="0.0195692377970198" calcext:value-type="float">
            <text:p>0.0195692377970198</text:p>
          </table:table-cell>
          <table:table-cell table:style-name="ce11" table:formula="of:=[.I4]*[.D36]+[.H6]*[.D28]+[.H5]*[.D21]" office:value-type="float" office:value="0.0147291550089579" calcext:value-type="float">
            <text:p>0.0147291550089579</text:p>
          </table:table-cell>
          <table:table-cell table:style-name="ce11" table:formula="of:=[.I6]*[.D29]+[.I5]*[.D22]+[.J4]*[.D37]" office:value-type="float" office:value="0.00755539058408399" calcext:value-type="float">
            <text:p>0.00755539058408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0.0881194399622626" calcext:value-type="float">
            <text:p>0.0881194399622626</text:p>
          </table:table-cell>
          <table:table-cell office:value-type="float" office:value="0.59258154250151" calcext:value-type="float">
            <text:p>0.59258154250151</text:p>
          </table:table-cell>
          <table:table-cell office:value-type="float" office:value="0.319299017536227" calcext:value-type="float">
            <text:p>0.319299017536227</text:p>
          </table:table-cell>
          <table:table-cell table:number-columns-repeated="2"/>
          <table:table-cell table:style-name="ce12" table:formula="of:=[.G4]*[.B34]*[.C4]" office:value-type="float" office:value="0.00539161999769011" calcext:value-type="float">
            <text:p>0.00539161999769011</text:p>
          </table:table-cell>
          <table:table-cell table:style-name="ce12" table:formula="of:=([.G7]*[.B27]+[.G6]*[.B20]+[.H5]*[.B35])*[.C5]" office:value-type="float" office:value="0.00382091744130358" calcext:value-type="float">
            <text:p>0.00382091744130358</text:p>
          </table:table-cell>
          <table:table-cell table:style-name="ce12" table:formula="of:=[.C6]*([.I4]*[.B36]+[.H6]*[.B28]+[.I5]*[.B22])" office:value-type="float" office:value="0.00236924480337674" calcext:value-type="float">
            <text:p>0.00236924480337674</text:p>
          </table:table-cell>
          <table:table-cell table:style-name="ce12" table:formula="of:=[.C7]*([.I6]*[.B29]+[.I5]*[.B22]+[.J4]*[.B37])" office:value-type="float" office:value="0.00525991912921726" calcext:value-type="float">
            <text:p>0.00525991912921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0.608285815431385" calcext:value-type="float">
            <text:p>0.608285815431385</text:p>
          </table:table-cell>
          <table:table-cell office:value-type="float" office:value="0.2947553013454" calcext:value-type="float">
            <text:p>0.2947553013454</text:p>
          </table:table-cell>
          <table:table-cell office:value-type="float" office:value="0.0969588832232153" calcext:value-type="float">
            <text:p>0.0969588832232153</text:p>
          </table:table-cell>
          <table:table-cell table:number-columns-repeated="2"/>
          <table:table-cell table:style-name="ce13" table:formula="of:=[.G4]*[.C34]*[.C12]" office:value-type="float" office:value="0.00141962466339048" calcext:value-type="float">
            <text:p>0.00141962466339048</text:p>
          </table:table-cell>
          <table:table-cell table:style-name="ce13" table:formula="of:=[.C13]*([.G6]*[.C27]+[.G5]*[.C20]+[.H4]*[.C35])" office:value-type="float" office:value="0.0092972973826565" calcext:value-type="float">
            <text:p>0.0092972973826565</text:p>
          </table:table-cell>
          <table:table-cell table:style-name="ce13" table:formula="of:=[.C14]*([.H6]*[.C28]+[.I4]*[.C36]+[.H5]*[.C21])" office:value-type="float" office:value="0.00166012157304455" calcext:value-type="float">
            <text:p>0.00166012157304455</text:p>
          </table:table-cell>
          <table:table-cell table:style-name="ce13" table:formula="of:=[.C15]*([.I6]*[.C29]+[.I5]*[.C22]+[.J4]*[.C37])" office:value-type="float" office:value="0.000274549613692037" calcext:value-type="float">
            <text:p>0.000274549613692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5</text:p>
          </table:table-cell>
          <table:table-cell office:value-type="float" office:value="0.225406518529545" calcext:value-type="float">
            <text:p>0.225406518529545</text:p>
          </table:table-cell>
          <table:table-cell office:value-type="float" office:value="0.618407840627229" calcext:value-type="float">
            <text:p>0.618407840627229</text:p>
          </table:table-cell>
          <table:table-cell office:value-type="float" office:value="0.156185640843225" calcext:value-type="float">
            <text:p>0.156185640843225</text:p>
          </table:table-cell>
          <table:table-cell/>
          <table:table-cell office:value-type="string" calcext:value-type="string">
            <text:p>C</text:p>
          </table:table-cell>
          <table:table-cell table:style-name="ce11" table:formula="of:=[.G7]*[.D34]" office:value-type="float" office:value="0.00338889322322123" calcext:value-type="float">
            <text:p>0.00338889322322123</text:p>
          </table:table-cell>
          <table:table-cell table:style-name="ce11" table:formula="of:=[.G9]*[.D27]+[.H7]*[.D35]+[.G8]*[.D20]" office:value-type="float" office:value="0.00348414172109391" calcext:value-type="float">
            <text:p>0.00348414172109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6</text:p>
          </table:table-cell>
          <table:table-cell office:value-type="float" office:value="0.0406010289591325" calcext:value-type="float">
            <text:p>0.0406010289591325</text:p>
          </table:table-cell>
          <table:table-cell office:value-type="float" office:value="0.862877328781206" calcext:value-type="float">
            <text:p>0.862877328781206</text:p>
          </table:table-cell>
          <table:table-cell office:value-type="float" office:value="0.0965216422596615" calcext:value-type="float">
            <text:p>0.0965216422596615</text:p>
          </table:table-cell>
          <table:table-cell table:number-columns-repeated="2"/>
          <table:table-cell table:style-name="ce12" table:formula="of:=[.G7]*[.B34]*[.D4]" office:value-type="float" office:value="0.000790911720938501" calcext:value-type="float">
            <text:p>0.000790911720938501</text:p>
          </table:table-cell>
          <table:table-cell table:style-name="ce12" table:formula="of:=[.D5]*([.G9]*[.B27]+[.G8]*[.B20]+[.H7]*[.B35])" office:value-type="float" office:value="0.000690747519302565" calcext:value-type="float">
            <text:p>0.00069074751930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2"/>
          <table:table-cell table:style-name="ce13" table:formula="of:=[.G7]*[.C34]*[.D12]" office:value-type="float" office:value="0.000120147321955802" calcext:value-type="float">
            <text:p>0.000120147321955802</text:p>
          </table:table-cell>
          <table:table-cell table:style-name="ce13" table:formula="of:=[.D13]*([.G9]*[.C27]+[.G8]*[.C20]+[.H7]*[.C35])" office:value-type="float" office:value="0.000641490071551079" calcext:value-type="float">
            <text:p>0.0006414900715510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0</text:p>
          </table:table-cell>
          <table:table-cell office:value-type="float" office:value="0.0300104218030302" calcext:value-type="float">
            <text:p>0.0300104218030302</text:p>
          </table:table-cell>
          <table:table-cell office:value-type="float" office:value="0.572806536761538" calcext:value-type="float">
            <text:p>0.572806536761538</text:p>
          </table:table-cell>
          <table:table-cell office:value-type="float" office:value="0.397183041435431" calcext:value-type="float">
            <text:p>0.397183041435431</text:p>
          </table:table-cell>
          <table:table-cell table:number-columns-repeated="2"/>
          <table:table-cell table:formula="of:=[.G10]*[.D34]" office:value-type="float" office:value="0.000497126164752529" calcext:value-type="float">
            <text:p>0.000497126164752529</text:p>
          </table:table-cell>
          <table:table-cell table:formula="of:=[.G12]*[.D27]+[.G11]*[.D20]+[.H10]*[.D35]" office:value-type="float" office:value="0.000514814565202083" calcext:value-type="float">
            <text:p>0.000514814565202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0.270675660812093" calcext:value-type="float">
            <text:p>0.270675660812093</text:p>
          </table:table-cell>
          <table:table-cell office:value-type="float" office:value="0.533298714738108" calcext:value-type="float">
            <text:p>0.533298714738108</text:p>
          </table:table-cell>
          <table:table-cell office:value-type="float" office:value="0.1960256244498" calcext:value-type="float">
            <text:p>0.19602562444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0.187581250590396" calcext:value-type="float">
            <text:p>0.187581250590396</text:p>
          </table:table-cell>
          <table:table-cell office:value-type="float" office:value="0.109331287667285" calcext:value-type="float">
            <text:p>0.109331287667285</text:p>
          </table:table-cell>
          <table:table-cell office:value-type="float" office:value="0.703087461742319" calcext:value-type="float">
            <text:p>0.703087461742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0.366079130451291" calcext:value-type="float">
            <text:p>0.366079130451291</text:p>
          </table:table-cell>
          <table:table-cell office:value-type="float" office:value="0.250736662044095" calcext:value-type="float">
            <text:p>0.250736662044095</text:p>
          </table:table-cell>
          <table:table-cell office:value-type="float" office:value="0.383184207504613" calcext:value-type="float">
            <text:p>0.383184207504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0.325783436642391" calcext:value-type="float">
            <text:p>0.325783436642391</text:p>
          </table:table-cell>
          <table:table-cell office:value-type="float" office:value="0.270639748152315" calcext:value-type="float">
            <text:p>0.270639748152315</text:p>
          </table:table-cell>
          <table:table-cell office:value-type="float" office:value="0.403576815205294" calcext:value-type="float">
            <text:p>0.4035768152052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0.236318586245693" calcext:value-type="float">
            <text:p>0.236318586245693</text:p>
          </table:table-cell>
          <table:table-cell office:value-type="float" office:value="0.104656234348825" calcext:value-type="float">
            <text:p>0.104656234348825</text:p>
          </table:table-cell>
          <table:table-cell office:value-type="float" office:value="0.659025179405482" calcext:value-type="float">
            <text:p>0.659025179405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0.596810755604667" calcext:value-type="float">
            <text:p>0.596810755604667</text:p>
          </table:table-cell>
          <table:table-cell office:value-type="float" office:value="0.340763169082254" calcext:value-type="float">
            <text:p>0.340763169082254</text:p>
          </table:table-cell>
          <table:table-cell office:value-type="float" office:value="0.062426075313079" calcext:value-type="float">
            <text:p>0.0624260753130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0</text:p>
          </table:table-cell>
          <table:table-cell office:value-type="float" office:value="0.118390552976549" calcext:value-type="float">
            <text:p>0.118390552976549</text:p>
          </table:table-cell>
          <table:table-cell office:value-type="float" office:value="0.204666010818519" calcext:value-type="float">
            <text:p>0.204666010818519</text:p>
          </table:table-cell>
          <table:table-cell office:value-type="float" office:value="0.676943436204932" calcext:value-type="float">
            <text:p>0.6769434362049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0.492292770711188" calcext:value-type="float">
            <text:p>0.492292770711188</text:p>
          </table:table-cell>
          <table:table-cell office:value-type="float" office:value="0.176016248126809" calcext:value-type="float">
            <text:p>0.176016248126809</text:p>
          </table:table-cell>
          <table:table-cell office:value-type="float" office:value="0.331690981162003" calcext:value-type="float">
            <text:p>0.331690981162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0.385798702489502" calcext:value-type="float">
            <text:p>0.385798702489502</text:p>
          </table:table-cell>
          <table:table-cell office:value-type="float" office:value="0.123293413762018" calcext:value-type="float">
            <text:p>0.123293413762018</text:p>
          </table:table-cell>
          <table:table-cell office:value-type="float" office:value="0.490907883748479" calcext:value-type="float">
            <text:p>0.490907883748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0.589920992655163" calcext:value-type="float">
            <text:p>0.589920992655163</text:p>
          </table:table-cell>
          <table:table-cell office:value-type="float" office:value="0.260480625958706" calcext:value-type="float">
            <text:p>0.260480625958706</text:p>
          </table:table-cell>
          <table:table-cell office:value-type="float" office:value="0.149598381386131" calcext:value-type="float">
            <text:p>0.1495983813861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0.536754596624958" calcext:value-type="float">
            <text:p>0.536754596624958</text:p>
          </table:table-cell>
          <table:table-cell office:value-type="float" office:value="0.170619583032214" calcext:value-type="float">
            <text:p>0.170619583032214</text:p>
          </table:table-cell>
          <table:table-cell office:value-type="float" office:value="0.292625820342828" calcext:value-type="float">
            <text:p>0.2926258203428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0.423917710072938" calcext:value-type="float">
            <text:p>0.423917710072938</text:p>
          </table:table-cell>
          <table:table-cell office:value-type="float" office:value="0.379992177095144" calcext:value-type="float">
            <text:p>0.379992177095144</text:p>
          </table:table-cell>
          <table:table-cell office:value-type="float" office:value="0.196090112831918" calcext:value-type="float">
            <text:p>0.196090112831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0.482023393327692" calcext:value-type="float">
            <text:p>0.482023393327692</text:p>
          </table:table-cell>
          <table:table-cell office:value-type="float" office:value="0.286230203369328" calcext:value-type="float">
            <text:p>0.286230203369328</text:p>
          </table:table-cell>
          <table:table-cell office:value-type="float" office:value="0.23174640330298" calcext:value-type="float">
            <text:p>0.23174640330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0.524026439928955" calcext:value-type="float">
            <text:p>0.524026439928955</text:p>
          </table:table-cell>
          <table:table-cell office:value-type="float" office:value="0.0497394953288037" calcext:value-type="float">
            <text:p>0.0497394953288037</text:p>
          </table:table-cell>
          <table:table-cell office:value-type="float" office:value="0.426234064742242" calcext:value-type="float">
            <text:p>0.426234064742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0.347920164726317" calcext:value-type="float">
            <text:p>0.347920164726317</text:p>
          </table:table-cell>
          <table:table-cell office:value-type="float" office:value="0.594167331257411" calcext:value-type="float">
            <text:p>0.594167331257411</text:p>
          </table:table-cell>
          <table:table-cell office:value-type="float" office:value="0.0579125040162715" calcext:value-type="float">
            <text:p>0.0579125040162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0.536305526007672" calcext:value-type="float">
            <text:p>0.536305526007672</text:p>
          </table:table-cell>
          <table:table-cell office:value-type="float" office:value="0.25646831070149" calcext:value-type="float">
            <text:p>0.25646831070149</text:p>
          </table:table-cell>
          <table:table-cell office:value-type="float" office:value="0.207226163290838" calcext:value-type="float">
            <text:p>0.2072261632908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0</text:p>
          </table:table-cell>
          <table:table-cell office:value-type="float" office:value="0.315346436713129" calcext:value-type="float">
            <text:p>0.315346436713129</text:p>
          </table:table-cell>
          <table:table-cell office:value-type="float" office:value="0.0561053301634122" calcext:value-type="float">
            <text:p>0.0561053301634122</text:p>
          </table:table-cell>
          <table:table-cell office:value-type="float" office:value="0.628548233123459" calcext:value-type="float">
            <text:p>0.6285482331234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0.0701744837732606" calcext:value-type="float">
            <text:p>0.0701744837732606</text:p>
          </table:table-cell>
          <table:table-cell office:value-type="float" office:value="0.443395830850911" calcext:value-type="float">
            <text:p>0.443395830850911</text:p>
          </table:table-cell>
          <table:table-cell office:value-type="float" office:value="0.486429685375828" calcext:value-type="float">
            <text:p>0.4864296853758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0.240800975163104" calcext:value-type="float">
            <text:p>0.240800975163104</text:p>
          </table:table-cell>
          <table:table-cell office:value-type="float" office:value="0.508136807016679" calcext:value-type="float">
            <text:p>0.508136807016679</text:p>
          </table:table-cell>
          <table:table-cell office:value-type="float" office:value="0.251062217820217" calcext:value-type="float">
            <text:p>0.251062217820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0.538601326234456" calcext:value-type="float">
            <text:p>0.538601326234456</text:p>
          </table:table-cell>
          <table:table-cell office:value-type="float" office:value="0.157220278780121" calcext:value-type="float">
            <text:p>0.157220278780121</text:p>
          </table:table-cell>
          <table:table-cell office:value-type="float" office:value="0.304178394985423" calcext:value-type="float">
            <text:p>0.3041783949854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0.575817817679279" calcext:value-type="float">
            <text:p>0.575817817679279</text:p>
          </table:table-cell>
          <table:table-cell office:value-type="float" office:value="0.377841996612573" calcext:value-type="float">
            <text:p>0.377841996612573</text:p>
          </table:table-cell>
          <table:table-cell office:value-type="float" office:value="0.0463401857081471" calcext:value-type="float">
            <text:p>0.04634018570814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5</text:p>
          </table:table-cell>
          <table:table-cell office:value-type="float" office:value="0.0236795036030945" calcext:value-type="float">
            <text:p>0.0236795036030945</text:p>
          </table:table-cell>
          <table:table-cell office:value-type="float" office:value="0.663379045313939" calcext:value-type="float">
            <text:p>0.663379045313939</text:p>
          </table:table-cell>
          <table:table-cell office:value-type="float" office:value="0.312941451082966" calcext:value-type="float">
            <text:p>0.3129414510829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2" style:font-family-asian="'Liberation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5:00:52.0627420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4:02:17.534831900</meta:creation-date>
    <dc:date>2025-03-06T15:02:14.199835899</dc:date>
    <meta:editing-duration>PT29M13S</meta:editing-duration>
    <meta:editing-cycles>6</meta:editing-cycles>
    <meta:generator>LibreOffice/24.2.7.2$Linux_X86_64 LibreOffice_project/420$Build-2</meta:generator>
    <meta:document-statistic meta:table-count="2" meta:cell-count="325" meta:object-count="0"/>
  </office:meta>
</office:document-meta>
</file>